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758cm" fo:min-width="7.792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198cm" fo:min-width="9.698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758cm" fo:min-width="4.634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Стили_20_стрелок_20_2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053cm" svg:stroke-color="#000000" draw:marker-start-width="0.279cm" draw:marker-end="Стили_20_стрелок_20_3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053cm" svg:stroke-color="#000000" draw:marker-start-width="0.279cm" draw:marker-end="Стили_20_стрелок_20_4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7" style:family="graphic" style:parent-style-name="objectwithoutfill">
      <style:graphic-properties svg:stroke-width="0.053cm" svg:stroke-color="#000000" draw:marker-start-width="0.279cm" draw:marker-end="Стили_20_стрелок_20_5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svg:stroke-width="0.053cm" svg:stroke-color="#000000" draw:marker-start-width="0.279cm" draw:marker-end="Стили_20_стрелок_20_6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svg:stroke-width="0.053cm" svg:stroke-color="#000000" draw:marker-start-width="0.279cm" draw:marker-end="Стили_20_стрелок_20_7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51cm" fo:min-width="6.192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51cm" fo:min-width="6.192cm" fo:padding-top="0.151cm" fo:padding-bottom="0.151cm" fo:padding-left="0.276cm" fo:padding-right="0.276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51cm" fo:min-width="6.192cm" fo:padding-top="0.151cm" fo:padding-bottom="0.151cm" fo:padding-left="0.276cm" fo:padding-right="0.276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51cm" fo:min-width="6.192cm" fo:padding-top="0.151cm" fo:padding-bottom="0.151cm" fo:padding-left="0.276cm" fo:padding-right="0.276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" style:family="paragraph">
      <loext:graphic-properties draw:fill="solid" draw:fill-color="#ffffff"/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9.25cm" svg:height="1.5cm" svg:x="5.75cm" svg:y="1.75cm">
          <text:p text:style-name="P1"><text:span text:style-name="T1">R_K(x, y, h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6" draw:id="id6" draw:layer="layout" svg:width="10.25cm" svg:height="1.5cm" svg:x="5.25cm" svg:y="14.55cm">
          <text:p text:style-name="P1"><text:span text:style-name="T1">Return:</text:span></text:p>
          <text:p text:style-name="P1"><text:span text:style-name="T1">y + (r1 + 2 * r2 + 2 * r3 + r4) / 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5.75cm" svg:height="1.5cm" svg:x="7.5cm" svg:y="17.2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svg:x1="10.375cm" svg:y1="3.25cm" svg:x2="10.375cm" svg:y2="4.6cm" draw:start-shape="id1" draw:start-glue-point="6" draw:end-shape="id2" draw:end-glue-point="0" svg:d="M10375 3250v1350" svg:viewBox="0 0 1 1351">
          <text:p/>
        </draw:connector>
        <draw:connector draw:style-name="gr5" draw:text-style-name="P3" draw:layer="layout" svg:x1="10.375cm" svg:y1="5.75cm" svg:x2="10.375cm" svg:y2="7cm" draw:end-shape="id3" draw:end-glue-point="0" svg:d="M10375 5750v1250" svg:viewBox="0 0 1 1251">
          <text:p/>
        </draw:connector>
        <draw:connector draw:style-name="gr6" draw:text-style-name="P3" draw:layer="layout" svg:x1="10.375cm" svg:y1="8.5cm" svg:x2="10.375cm" svg:y2="9.4cm" draw:start-shape="id3" draw:start-glue-point="2" draw:end-shape="id4" draw:end-glue-point="0" svg:d="M10375 8500v900" svg:viewBox="0 0 1 901">
          <text:p/>
        </draw:connector>
        <draw:connector draw:style-name="gr7" draw:text-style-name="P3" draw:layer="layout" svg:x1="10.375cm" svg:y1="10.35cm" svg:x2="10.375cm" svg:y2="11.9cm" draw:end-shape="id5" draw:end-glue-point="0" svg:d="M10375 10350v1550" svg:viewBox="0 0 1 1551">
          <text:p/>
        </draw:connector>
        <draw:connector draw:style-name="gr8" draw:text-style-name="P3" draw:layer="layout" svg:x1="10.375cm" svg:y1="12.85cm" svg:x2="10.375cm" svg:y2="14.55cm" draw:end-shape="id6" draw:end-glue-point="4" svg:d="M10375 12850v1700" svg:viewBox="0 0 1 1701">
          <text:p/>
        </draw:connector>
        <draw:connector draw:style-name="gr9" draw:text-style-name="P3" draw:layer="layout" svg:x1="10.375cm" svg:y1="16.05cm" svg:x2="10.375cm" svg:y2="17.2cm" draw:start-shape="id6" draw:start-glue-point="6" draw:end-shape="id7" draw:end-glue-point="4" svg:d="M10375 16050v1150" svg:viewBox="0 0 1 1151">
          <text:p/>
        </draw:connector>
        <draw:custom-shape draw:style-name="gr10" draw:text-style-name="P5" xml:id="id5" draw:id="id5" draw:layer="layout" svg:width="8.75cm" svg:height="1.5cm" svg:x="6cm" svg:y="11.9cm">
          <text:p text:style-name="P4"><text:span text:style-name="T1">r4 = h * f(x + h, y + r3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5" xml:id="id2" draw:id="id2" draw:layer="layout" svg:width="8.75cm" svg:height="1.5cm" svg:x="6cm" svg:y="4.6cm">
          <text:p text:style-name="P4"><text:span text:style-name="T1">r1 = h * f(x, y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5" xml:id="id3" draw:id="id3" draw:layer="layout" svg:width="8.75cm" svg:height="1.5cm" svg:x="6cm" svg:y="7cm">
          <text:p text:style-name="P4"><text:span text:style-name="T1">r2 = h * f(x + h / 2, y + r1 / 2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" draw:text-style-name="P5" xml:id="id4" draw:id="id4" draw:layer="layout" svg:width="8.75cm" svg:height="1.5cm" svg:x="6cm" svg:y="9.4cm">
          <text:p text:style-name="P4"><text:span text:style-name="T1">r3 = h * f(x + h / 2, y + r2 / 2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00:15:37.508237058</meta:creation-date>
    <dc:date>2023-12-17T19:25:19.305555170</dc:date>
    <meta:editing-duration>PT20M3S</meta:editing-duration>
    <meta:editing-cycles>42</meta:editing-cycles>
    <meta:generator>LibreOffice/7.6.2.1$Linux_X86_64 LibreOffice_project/56f7684011345957bbf33a7ee678afaf4d2ba333</meta:generator>
    <meta:document-statistic meta:object-count="13"/>
  </office:meta>
</office:document-meta>
</file>